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officeooo:paragraph-rsid="000db36f"/>
    </style:style>
    <style:style style:name="P3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5" style:family="paragraph" style:parent-style-name="Standard">
      <style:text-properties style:use-window-font-color="true" style:font-name="Liberation Serif" fo:font-size="12pt" fo:font-weight="normal" officeooo:rsid="003c7b0d" officeooo:paragraph-rsid="003add76" fo:background-color="transparent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style="italic" officeooo:paragraph-rsid="000db36f" style:font-style-asian="italic" style:font-style-complex="italic"/>
    </style:style>
    <style:style style:name="P8" style:family="paragraph" style:parent-style-name="Standard">
      <style:text-properties style:use-window-font-color="true" style:font-name="Liberation Serif" fo:font-size="12pt" fo:font-weight="normal" officeooo:rsid="003c7b0d" officeooo:paragraph-rsid="003add76" fo:background-color="transparent"/>
    </style:style>
    <style:style style:name="P9" style:family="paragraph" style:parent-style-name="Standard">
      <style:text-properties style:use-window-font-color="true" style:font-name="Liberation Serif" fo:font-size="12pt" fo:font-weight="normal" officeooo:rsid="003f5d9b" officeooo:paragraph-rsid="003f5d9b" fo:background-color="transparent"/>
    </style:style>
    <style:style style:name="P10" style:family="paragraph" style:parent-style-name="Standard">
      <style:text-properties fo:font-style="normal" officeooo:rsid="00128d8c" style:font-style-asian="normal" style:font-style-complex="normal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cb61f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3f5d9b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fo:font-style="normal" officeooo:rsid="001a9dbf" style:font-style-asian="normal" style:font-style-complex="normal"/>
    </style:style>
    <style:style style:name="T11" style:family="text">
      <style:text-properties officeooo:rsid="003cb61f"/>
    </style:style>
    <style:style style:name="T12" style:family="text">
      <style:text-properties officeooo:rsid="003f5d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JavaScipt</text:span><text:span text:style-name="T5">: </text:span><text:span text:style-name="T6">Módulo 0</text:span><text:span text:style-name="T7">1</text:span><text:span text:style-name="T6"> - </text:span><text:span text:style-name="T5">Atividade 0</text:span><text:span text:style-name="T9">3</text:span></text:p>
      <text:p text:style-name="P3"/>
      <text:p text:style-name="P7">Cite três exemplos de dados utilizados no seu cotidiano (exemplo: termômetro) e pesquise três outros exemplos em que dados na internet são usados (exemplo: criação de um usuário em rede social digital).</text:p>
      <text:p text:style-name="P10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0">.</text:span></text:a></text:p>
      <text:p text:style-name="P4"/>
      <text:p text:style-name="P4"/>
      <text:p text:style-name="P5"><text:span text:style-name="T12">Dados no cotidiano: Velocidade, temperatura, pressão.</text:span></text:p>
      <text:p text:style-name="P9">Dados na internet: Login, senha, data de nasciment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8-21T09:48:54.600414419</dc:date>
    <meta:editing-duration>PT8H51M11S</meta:editing-duration>
    <meta:editing-cycles>43</meta:editing-cycles>
    <meta:generator>LibreOffice/6.4.7.2$Linux_X86_64 LibreOffice_project/40$Build-2</meta:generator>
    <meta:document-statistic meta:table-count="0" meta:image-count="0" meta:object-count="0" meta:page-count="1" meta:paragraph-count="5" meta:word-count="56" meta:character-count="372" meta:non-whitespace-character-count="321"/>
  </office:meta>
</office:document-meta>
</file>